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.731cm" table:align="left"/>
    </style:style>
    <style:style style:name="Tabela1.A" style:family="table-column">
      <style:table-column-properties style:column-width="2.73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004cm" table:align="left"/>
    </style:style>
    <style:style style:name="Tabela2.A" style:family="table-column">
      <style:table-column-properties style:column-width="4.00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3.782cm" table:align="left"/>
    </style:style>
    <style:style style:name="Tabela3.A" style:family="table-column">
      <style:table-column-properties style:column-width="3.78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3.085cm" table:align="left"/>
    </style:style>
    <style:style style:name="Tabela4.A" style:family="table-column">
      <style:table-column-properties style:column-width="3.085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3.011cm" table:align="left"/>
    </style:style>
    <style:style style:name="Tabela5.A" style:family="table-column">
      <style:table-column-properties style:column-width="3.011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3.15cm" table:align="left"/>
    </style:style>
    <style:style style:name="Tabela6.A" style:family="table-column">
      <style:table-column-properties style:column-width="3.1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4.523cm" table:align="left"/>
    </style:style>
    <style:style style:name="Tabela7.A" style:family="table-column">
      <style:table-column-properties style:column-width="4.523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4.255cm" table:align="left"/>
    </style:style>
    <style:style style:name="Tabela8.A" style:family="table-column">
      <style:table-column-properties style:column-width="4.255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3.126cm" table:align="left"/>
    </style:style>
    <style:style style:name="Tabela9.A" style:family="table-column">
      <style:table-column-properties style:column-width="3.126cm"/>
    </style:style>
    <style:style style:name="Tabela9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b713e"/>
    </style:style>
    <style:style style:name="T1" style:family="text">
      <style:text-properties officeooo:rsid="001d7fe8"/>
    </style:style>
    <style:style style:name="T2" style:family="text">
      <style:text-properties style:font-name="Liberation Mono" fo:font-size="10pt" officeooo:rsid="001d7fe8" style:font-name-asian="Noto Sans Mono CJK SC" style:font-size-asian="10pt" style:font-name-complex="Liberation Mono" style:font-size-complex="10pt"/>
    </style:style>
    <style:style style:name="T3" style:family="text">
      <style:text-properties officeooo:rsid="001fe1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command_line_interface"/>Command Line Interface</text:h>
      <text:p text:style-name="P2">Some people just love command line interface and can't get their eyes of the terminal. We've now most of the CyberPanel functionality available via command line. Run </text:p>
      <text:p text:style-name="P2"><text:span text:style-name="Source_20_Text">cyberpanel -h</text:span></text:p>
      <text:p text:style-name="P2"><text:span text:style-name="Source_20_Text">cyberpanel -h</text:span></text:p>
      <text:p text:style-name="P2"><text:span text:style-name="Source_20_Text">usage: cyberpanel [-h] [--package PACKAGE] [--owner OWNER] [--masterDomain MASTERDOMAIN] [--childDomain CHILDDOMAIN] [--domainName DOMAINNAME] [--email EMAIL]</text:span></text:p>
      <text:p text:style-name="P2"><text:span text:style-name="Source_20_Text"><text:s text:c="18"/>[--php PHP] [--ssl SSL] [--dkim DKIM] [--openBasedir OPENBASEDIR] [--fileName FILENAME] [--backupPath BACKUPPATH] [--packageName PACKAGENAME]</text:span></text:p>
      <text:p text:style-name="P2"><text:span text:style-name="Source_20_Text"><text:s text:c="18"/>[--diskSpace DISKSPACE] [--bandwidth BANDWIDTH] [--emailAccounts EMAILACCOUNTS] [--dataBases DATABASES] [--ftpAccounts FTPACCOUNTS]</text:span></text:p>
      <text:p text:style-name="P2"><text:span text:style-name="Source_20_Text"><text:s text:c="18"/>[--allowedDomains ALLOWEDDOMAINS] [--name NAME] [--recordType RECORDTYPE] [--value VALUE] [--priority PRIORITY] [--ttl TTL] [--recordID RECORDID]</text:span></text:p>
      <text:p text:style-name="P2"><text:span text:style-name="Source_20_Text"><text:s text:c="18"/>[--dbName DBNAME] [--dbUsername DBUSERNAME] [--dbPassword DBPASSWORD] [--databaseWebsite DATABASEWEBSITE] [--userName USERNAME] [--password PASSWORD]</text:span></text:p>
      <text:p text:style-name="P2"><text:span text:style-name="Source_20_Text"><text:s text:c="18"/>[--firstName FIRSTNAME] [--lastName LASTNAME] [--websitesLimit WEBSITESLIMIT] [--selectedACL SELECTEDACL] [--securityLevel SECURITYLEVEL]</text:span></text:p>
      <text:p text:style-name="P2"><text:span text:style-name="Source_20_Text"><text:s text:c="18"/>[--state STATE] [--siteTitle SITETITLE] [--path PATH]</text:span></text:p>
      <text:p text:style-name="P2"><text:span text:style-name="Source_20_Text"><text:s text:c="18"/>function</text:span></text:p>
      <text:p text:style-name="P2"><text:span text:style-name="Source_20_Text"/></text:p>
      <text:p text:style-name="P2"><text:span text:style-name="Source_20_Text">CyberPanel Command Line Interface!</text:span></text:p>
      <text:p text:style-name="P2"><text:span text:style-name="Source_20_Text"/></text:p>
      <text:p text:style-name="P2"><text:span text:style-name="Source_20_Text">positional arguments:</text:span></text:p>
      <text:p text:style-name="P2"><text:span text:style-name="Source_20_Text"><text:s text:c="2"/>function <text:s text:c="13"/>Specific a operation to perform!</text:span></text:p>
      <text:p text:style-name="P2"><text:span text:style-name="Source_20_Text"/></text:p>
      <text:p text:style-name="P2"><text:span text:style-name="Source_20_Text">optional arguments:</text:span></text:p>
      <text:p text:style-name="P2"><text:span text:style-name="Source_20_Text"><text:s text:c="2"/>-h, --help <text:s text:c="11"/>show this help message and exit</text:span></text:p>
      <text:p text:style-name="P2"><text:span text:style-name="Source_20_Text"><text:s text:c="2"/>--package PACKAGE <text:s text:c="4"/>Select a package for website.</text:span></text:p>
      <text:p text:style-name="P2"><text:soft-page-break/><text:span text:style-name="Source_20_Text"><text:s text:c="2"/>--owner OWNER <text:s text:c="8"/>Select a website owner.</text:span></text:p>
      <text:p text:style-name="P2"><text:span text:style-name="Source_20_Text"><text:s text:c="2"/>--masterDomain MASTERDOMAIN</text:span></text:p>
      <text:p text:style-name="P2"><text:span text:style-name="Source_20_Text"><text:s text:c="24"/>Master domain argument, which is required for creating child domains!</text:span></text:p>
      <text:p text:style-name="P2"><text:span text:style-name="Source_20_Text"><text:s text:c="2"/>--childDomain CHILDDOMAIN</text:span></text:p>
      <text:p text:style-name="P2"><text:span text:style-name="Source_20_Text"><text:s text:c="24"/>Child domain argument, which is required for creating child domains!</text:span></text:p>
      <text:p text:style-name="P2"><text:span text:style-name="Source_20_Text"><text:s text:c="2"/>--domainName DOMAINNAME</text:span></text:p>
      <text:p text:style-name="P2"><text:span text:style-name="Source_20_Text"><text:s text:c="24"/>Domain name!</text:span></text:p>
      <text:p text:style-name="P2"><text:span text:style-name="Source_20_Text"><text:s text:c="2"/>--email EMAIL <text:s text:c="8"/>Administrator email.</text:span></text:p>
      <text:p text:style-name="P2"><text:span text:style-name="Source_20_Text"><text:s text:c="2"/>--php PHP <text:s text:c="12"/>PHP Selection.</text:span></text:p>
      <text:p text:style-name="P2"><text:span text:style-name="Source_20_Text"><text:s text:c="2"/>--ssl SSL <text:s text:c="12"/>Weather to obtain SSL.</text:span></text:p>
      <text:p text:style-name="P2"><text:span text:style-name="Source_20_Text"><text:s text:c="2"/>--dkim DKIM <text:s text:c="10"/>DKIM Signing</text:span></text:p>
      <text:p text:style-name="P2"><text:span text:style-name="Source_20_Text"><text:s text:c="2"/>--openBasedir OPENBASEDIR</text:span></text:p>
      <text:p text:style-name="P2"><text:span text:style-name="Source_20_Text"><text:s text:c="24"/>To enable or disable open_basedir protection for domain.</text:span></text:p>
      <text:p text:style-name="P2"><text:span text:style-name="Source_20_Text"><text:s text:c="2"/>--fileName FILENAME <text:s text:c="2"/>Complete path to a file that needs to be restored.</text:span></text:p>
      <text:p text:style-name="P2"><text:span text:style-name="Source_20_Text"><text:s text:c="2"/>--backupPath BACKUPPATH</text:span></text:p>
      <text:p text:style-name="P2"><text:span text:style-name="Source_20_Text"><text:s text:c="24"/>Backup path to use when generating a backup.</text:span></text:p>
      <text:p text:style-name="P2"><text:span text:style-name="Source_20_Text"><text:s text:c="2"/>--packageName PACKAGENAME</text:span></text:p>
      <text:p text:style-name="P2"><text:span text:style-name="Source_20_Text"><text:s text:c="24"/>Package name.</text:span></text:p>
      <text:p text:style-name="P2"><text:span text:style-name="Source_20_Text"><text:s text:c="2"/>--diskSpace DISKSPACE</text:span></text:p>
      <text:p text:style-name="P2"><text:span text:style-name="Source_20_Text"><text:s text:c="24"/>Package disk space in MBs</text:span></text:p>
      <text:p text:style-name="P2"><text:span text:style-name="Source_20_Text"><text:s text:c="2"/>--bandwidth BANDWIDTH</text:span></text:p>
      <text:p text:style-name="P2"><text:span text:style-name="Source_20_Text"><text:s text:c="24"/>Package bandwidth in MBs.</text:span></text:p>
      <text:p text:style-name="P2"><text:span text:style-name="Source_20_Text"><text:s text:c="2"/>--emailAccounts EMAILACCOUNTS</text:span></text:p>
      <text:p text:style-name="P2"><text:span text:style-name="Source_20_Text"><text:s text:c="24"/>Number of allowed email accounts for Package.</text:span></text:p>
      <text:p text:style-name="P2"><text:span text:style-name="Source_20_Text"><text:s text:c="2"/>--dataBases DATABASES</text:span></text:p>
      <text:p text:style-name="P2"><text:span text:style-name="Source_20_Text"><text:s text:c="24"/>Number of allowed databases for Package.</text:span></text:p>
      <text:p text:style-name="P2"><text:span text:style-name="Source_20_Text"><text:s text:c="2"/>--ftpAccounts FTPACCOUNTS</text:span></text:p>
      <text:p text:style-name="P2"><text:soft-page-break/><text:span text:style-name="Source_20_Text"><text:s text:c="24"/>Number of allowed ftp accounts for Package.</text:span></text:p>
      <text:p text:style-name="P2"><text:span text:style-name="Source_20_Text"><text:s text:c="2"/>--allowedDomains ALLOWEDDOMAINS</text:span></text:p>
      <text:p text:style-name="P2"><text:span text:style-name="Source_20_Text"><text:s text:c="24"/>Number of allowed child domains for Package.</text:span></text:p>
      <text:p text:style-name="P2"><text:span text:style-name="Source_20_Text"><text:s text:c="2"/>--name NAME <text:s text:c="10"/>DNS Record Name.</text:span></text:p>
      <text:p text:style-name="P2"><text:span text:style-name="Source_20_Text"><text:s text:c="2"/>--recordType RECORDTYPE</text:span></text:p>
      <text:p text:style-name="P2"><text:span text:style-name="Source_20_Text"><text:s text:c="24"/>DNS Record type.</text:span></text:p>
      <text:p text:style-name="P2"><text:span text:style-name="Source_20_Text"><text:s text:c="2"/>--value VALUE <text:s text:c="8"/>DNS Record value.</text:span></text:p>
      <text:p text:style-name="P2"><text:span text:style-name="Source_20_Text"><text:s text:c="2"/>--priority PRIORITY <text:s text:c="2"/>Priority for DNS Record.</text:span></text:p>
      <text:p text:style-name="P2"><text:span text:style-name="Source_20_Text"><text:s text:c="2"/>--ttl TTL <text:s text:c="12"/>TTL for DNS Record</text:span></text:p>
      <text:p text:style-name="P2"><text:span text:style-name="Source_20_Text"><text:s text:c="2"/>--recordID RECORDID <text:s text:c="2"/>DNS Record ID to be deleted.</text:span></text:p>
      <text:p text:style-name="P2"><text:span text:style-name="Source_20_Text"><text:s text:c="2"/>--dbName DBNAME <text:s text:c="6"/>Database name.</text:span></text:p>
      <text:p text:style-name="P2"><text:span text:style-name="Source_20_Text"><text:s text:c="2"/>--dbUsername DBUSERNAME</text:span></text:p>
      <text:p text:style-name="P2"><text:span text:style-name="Source_20_Text"><text:s text:c="24"/>Datbase username.</text:span></text:p>
      <text:p text:style-name="P2"><text:span text:style-name="Source_20_Text"><text:s text:c="2"/>--dbPassword DBPASSWORD</text:span></text:p>
      <text:p text:style-name="P2"><text:span text:style-name="Source_20_Text"><text:s text:c="24"/>Database password.</text:span></text:p>
      <text:p text:style-name="P2"><text:span text:style-name="Source_20_Text"><text:s text:c="2"/>--databaseWebsite DATABASEWEBSITE</text:span></text:p>
      <text:p text:style-name="P2"><text:span text:style-name="Source_20_Text"><text:s text:c="24"/>Database website.</text:span></text:p>
      <text:p text:style-name="P2"><text:span text:style-name="Source_20_Text"><text:s text:c="2"/>--userName USERNAME <text:s text:c="2"/>Email Username.</text:span></text:p>
      <text:p text:style-name="P2"><text:span text:style-name="Source_20_Text"><text:s text:c="2"/>--password PASSWORD <text:s text:c="2"/>Email password.</text:span></text:p>
      <text:p text:style-name="P2"><text:span text:style-name="Source_20_Text"><text:s text:c="2"/>--firstName FIRSTNAME</text:span></text:p>
      <text:p text:style-name="P2"><text:span text:style-name="Source_20_Text"><text:s text:c="24"/>First name while creating user.</text:span></text:p>
      <text:p text:style-name="P2"><text:span text:style-name="Source_20_Text"><text:s text:c="2"/>--lastName LASTNAME <text:s text:c="2"/>First name while creating user.</text:span></text:p>
      <text:p text:style-name="P2"><text:span text:style-name="Source_20_Text"><text:s text:c="2"/>--websitesLimit WEBSITESLIMIT</text:span></text:p>
      <text:p text:style-name="P2"><text:span text:style-name="Source_20_Text"><text:s text:c="24"/>Website limit while creating user.</text:span></text:p>
      <text:p text:style-name="P2"><text:span text:style-name="Source_20_Text"><text:s text:c="2"/>--selectedACL SELECTEDACL</text:span></text:p>
      <text:p text:style-name="P2"><text:span text:style-name="Source_20_Text"><text:s text:c="24"/>Select ACL while creating user.</text:span></text:p>
      <text:p text:style-name="P2"><text:span text:style-name="Source_20_Text"><text:s text:c="2"/>--securityLevel SECURITYLEVEL</text:span></text:p>
      <text:p text:style-name="P2"><text:span text:style-name="Source_20_Text"><text:s text:c="24"/>Set security level while creating user.</text:span></text:p>
      <text:p text:style-name="P2"><text:span text:style-name="Source_20_Text"><text:s text:c="2"/>--state STATE <text:s text:c="8"/>State value used in user suspension.</text:span></text:p>
      <text:p text:style-name="P2"><text:span text:style-name="Source_20_Text"><text:s text:c="2"/>--siteTitle SITETITLE</text:span></text:p>
      <text:p text:style-name="P2"><text:span text:style-name="Source_20_Text"><text:s text:c="24"/>Site Title for application installers.</text:span></text:p>
      <text:p text:style-name="P2"><text:soft-page-break/><text:span text:style-name="Source_20_Text"><text:s text:c="2"/>--path PATH <text:s text:c="10"/>Path for application installers.</text:span></text:p>
      <text:p text:style-name="P2"><text:s/>for more details. </text:p>
      <text:p text:style-name="Text_20_body">This gives you the power to develop your own applications on top of CyberPanel, with language choice of yours. </text:p>
      <text:h text:style-name="Heading_20_2" text:outline-level="2"><text:bookmark text:name="user_functions"/>User Functions</text:h>
      <table:table table:name="Tabela1" table:style-name="Tabela1">
        <table:table-column table:style-name="Tabela1.A"/>
        <table:table-row table:style-name="TableLine94742202192416">
          <table:table-cell table:style-name="Tabela1.A1" office:value-type="string">
            <text:p text:style-name="Table_20_Contents"><text:a xlink:type="simple" xlink:href="https://docs.cyberpanel.net/doku.php?id=cli-create-user" text:style-name="Internet_20_link" text:visited-style-name="Visited_20_Internet_20_Link">Create User</text:a> </text:p>
          </table:table-cell>
        </table:table-row>
        <table:table-row table:style-name="TableLine94742202192416">
          <table:table-cell table:style-name="Tabela1.A1" office:value-type="string">
            <text:p text:style-name="Table_20_Contents"><text:a xlink:type="simple" xlink:href="https://docs.cyberpanel.net/doku.php?id=cli-delete-user" text:style-name="Internet_20_link" text:visited-style-name="Visited_20_Internet_20_Link">Delete User</text:a> </text:p>
          </table:table-cell>
        </table:table-row>
        <table:table-row table:style-name="TableLine94742202192416">
          <table:table-cell table:style-name="Tabela1.A1" office:value-type="string">
            <text:p text:style-name="Table_20_Contents"><text:a xlink:type="simple" xlink:href="https://docs.cyberpanel.net/doku.php?id=cli-suspend-user" text:style-name="Internet_20_link" text:visited-style-name="Visited_20_Internet_20_Link">Suspend User</text:a> </text:p>
          </table:table-cell>
        </table:table-row>
        <table:table-row table:style-name="TableLine94742202192416">
          <table:table-cell table:style-name="Tabela1.A1" office:value-type="string">
            <text:p text:style-name="Table_20_Contents"><text:a xlink:type="simple" xlink:href="https://docs.cyberpanel.net/doku.php?id=cli-edit-user" text:style-name="Internet_20_link" text:visited-style-name="Visited_20_Internet_20_Link">Edit User</text:a> </text:p>
          </table:table-cell>
        </table:table-row>
        <table:table-row table:style-name="TableLine94742202192416">
          <table:table-cell table:style-name="Tabela1.A1" office:value-type="string">
            <text:p text:style-name="Table_20_Contents"><text:a xlink:type="simple" xlink:href="https://docs.cyberpanel.net/doku.php?id=cli-list-users" text:style-name="Internet_20_link" text:visited-style-name="Visited_20_Internet_20_Link">List Users</text:a> </text:p>
          </table:table-cell>
        </table:table-row>
      </table:table>
      <text:h text:style-name="Heading_20_2" text:outline-level="2"><text:bookmark text:name="website_functions"/>Website Functions</text:h>
      <table:table table:name="Tabela2" table:style-name="Tabela2">
        <table:table-column table:style-name="Tabela2.A"/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create-website" text:style-name="Internet_20_link" text:visited-style-name="Visited_20_Internet_20_Link">Create Website</text:a> </text:p>
            <text:p text:style-name="P1">cyberpanel createWebsite --package Default --owner admin --domainName cyberpanel.net --email support@cyberpanel.net --php <text:span text:style-name="T2">7.4</text:span></text:p>
            <text:p text:style-name="Table_20_Contents"/>
          </table:table-cell>
        </table:table-row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delete-website" text:style-name="Internet_20_link" text:visited-style-name="Visited_20_Internet_20_Link">Delete Website</text:a> </text:p>
          </table:table-cell>
        </table:table-row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create-child-domain" text:style-name="Internet_20_link" text:visited-style-name="Visited_20_Internet_20_Link">Create Child Domain</text:a> </text:p>
          </table:table-cell>
        </table:table-row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delete-child-domain" text:style-name="Internet_20_link" text:visited-style-name="Visited_20_Internet_20_Link">Delete Child Domain</text:a> </text:p>
          </table:table-cell>
        </table:table-row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list-websites" text:style-name="Internet_20_link" text:visited-style-name="Visited_20_Internet_20_Link">List Websites</text:a> </text:p>
          </table:table-cell>
        </table:table-row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change-php" text:style-name="Internet_20_link" text:visited-style-name="Visited_20_Internet_20_Link">Change PHP</text:a> </text:p>
          </table:table-cell>
        </table:table-row>
        <table:table-row table:style-name="TableLine94742080096256">
          <table:table-cell table:style-name="Tabela2.A1" office:value-type="string">
            <text:p text:style-name="Table_20_Contents"><text:a xlink:type="simple" xlink:href="https://docs.cyberpanel.net/doku.php?id=cli-change-package" text:style-name="Internet_20_link" text:visited-style-name="Visited_20_Internet_20_Link">Change Package</text:a> </text:p>
          </table:table-cell>
        </table:table-row>
      </table:table>
      <text:h text:style-name="Heading_20_2" text:outline-level="2"><text:bookmark text:name="dns_functions"/>DNS Functions</text:h>
      <table:table table:name="Tabela3" table:style-name="Tabela3">
        <table:table-column table:style-name="Tabela3.A"/>
        <table:table-row table:style-name="TableLine94742192582768">
          <table:table-cell table:style-name="Tabela3.A1" office:value-type="string">
            <text:p text:style-name="Table_20_Contents"><text:a xlink:type="simple" xlink:href="https://docs.cyberpanel.net/doku.php?id=cli-list-zones" text:style-name="Internet_20_link" text:visited-style-name="Visited_20_Internet_20_Link">List DNS Zones</text:a> </text:p>
          </table:table-cell>
        </table:table-row>
        <table:table-row table:style-name="TableLine94742192582768">
          <table:table-cell table:style-name="Tabela3.A1" office:value-type="string">
            <text:p text:style-name="Table_20_Contents"><text:a xlink:type="simple" xlink:href="https://docs.cyberpanel.net/doku.php?id=cli-list-dns" text:style-name="Internet_20_link" text:visited-style-name="Visited_20_Internet_20_Link">List DNS Records</text:a> </text:p>
          </table:table-cell>
        </table:table-row>
        <table:table-row table:style-name="TableLine94742192582768">
          <table:table-cell table:style-name="Tabela3.A1" office:value-type="string">
            <text:p text:style-name="Table_20_Contents"><text:a xlink:type="simple" xlink:href="https://docs.cyberpanel.net/doku.php?id=cli-create-dns-zone" text:style-name="Internet_20_link" text:visited-style-name="Visited_20_Internet_20_Link">Create DNS Zone</text:a> </text:p>
          </table:table-cell>
        </table:table-row>
        <table:table-row table:style-name="TableLine94742192582768">
          <table:table-cell table:style-name="Tabela3.A1" office:value-type="string">
            <text:p text:style-name="Table_20_Contents"><text:a xlink:type="simple" xlink:href="https://docs.cyberpanel.net/doku.php?id=cli-delete-dns-zone" text:style-name="Internet_20_link" text:visited-style-name="Visited_20_Internet_20_Link">Delete DNS Zone</text:a> </text:p>
          </table:table-cell>
        </table:table-row>
        <table:table-row table:style-name="TableLine94742192582768">
          <table:table-cell table:style-name="Tabela3.A1" office:value-type="string">
            <text:p text:style-name="Table_20_Contents"><text:a xlink:type="simple" xlink:href="https://docs.cyberpanel.net/doku.php?id=cli-create-dns-record" text:style-name="Internet_20_link" text:visited-style-name="Visited_20_Internet_20_Link">Create DNS Record</text:a> </text:p>
          </table:table-cell>
        </table:table-row>
        <table:table-row table:style-name="TableLine94742192582768">
          <table:table-cell table:style-name="Tabela3.A1" office:value-type="string">
            <text:p text:style-name="Table_20_Contents"><text:a xlink:type="simple" xlink:href="https://docs.cyberpanel.net/doku.php?id=cli-delete-dns-record" text:style-name="Internet_20_link" text:visited-style-name="Visited_20_Internet_20_Link">Delete DNS Record</text:a> </text:p>
          </table:table-cell>
        </table:table-row>
      </table:table>
      <text:h text:style-name="Heading_20_2" text:outline-level="2"><text:bookmark text:name="backup_functions"/>Backup Functions</text:h>
      <table:table table:name="Tabela4" table:style-name="Tabela4">
        <table:table-column table:style-name="Tabela4.A"/>
        <table:table-row table:style-name="TableLine94742202144544">
          <table:table-cell table:style-name="Tabela4.A1" office:value-type="string">
            <text:p text:style-name="Table_20_Contents"><text:a xlink:type="simple" xlink:href="https://docs.cyberpanel.net/doku.php?id=cli-create-backup" text:style-name="Internet_20_link" text:visited-style-name="Visited_20_Internet_20_Link">Create Backup</text:a> </text:p>
            <text:p text:style-name="P1">cyberpanel createBackup --domainName cyberpanel.net</text:p>
          </table:table-cell>
        </table:table-row>
        <text:soft-page-break/>
        <table:table-row table:style-name="TableLine94742202144544">
          <table:table-cell table:style-name="Tabela4.A1" office:value-type="string">
            <text:p text:style-name="Table_20_Contents"><text:a xlink:type="simple" xlink:href="https://docs.cyberpanel.net/doku.php?id=cli-restore-backup" text:style-name="Internet_20_link" text:visited-style-name="Visited_20_Internet_20_Link">Restore Backup</text:a> </text:p>
          </table:table-cell>
        </table:table-row>
      </table:table>
      <text:h text:style-name="Heading_20_2" text:outline-level="2"><text:bookmark text:name="package_functions"/>Package Functions</text:h>
      <table:table table:name="Tabela5" table:style-name="Tabela5">
        <table:table-column table:style-name="Tabela5.A"/>
        <table:table-row table:style-name="TableLine94742187481824">
          <table:table-cell table:style-name="Tabela5.A1" office:value-type="string">
            <text:p text:style-name="Table_20_Contents"><text:a xlink:type="simple" xlink:href="https://docs.cyberpanel.net/doku.php?id=cli-create-package" text:style-name="Internet_20_link" text:visited-style-name="Visited_20_Internet_20_Link">Create Package</text:a> </text:p>
          </table:table-cell>
        </table:table-row>
        <table:table-row table:style-name="TableLine94742187481824">
          <table:table-cell table:style-name="Tabela5.A1" office:value-type="string">
            <text:p text:style-name="Table_20_Contents"><text:a xlink:type="simple" xlink:href="https://docs.cyberpanel.net/doku.php?id=cli-delete-package" text:style-name="Internet_20_link" text:visited-style-name="Visited_20_Internet_20_Link">Delete Package</text:a> </text:p>
          </table:table-cell>
        </table:table-row>
        <table:table-row table:style-name="TableLine94742187481824">
          <table:table-cell table:style-name="Tabela5.A1" office:value-type="string">
            <text:p text:style-name="Table_20_Contents"><text:a xlink:type="simple" xlink:href="https://docs.cyberpanel.net/doku.php?id=cli-list-packages" text:style-name="Internet_20_link" text:visited-style-name="Visited_20_Internet_20_Link">List Packages</text:a> </text:p>
          </table:table-cell>
        </table:table-row>
      </table:table>
      <text:h text:style-name="Heading_20_2" text:outline-level="2"><text:bookmark text:name="database_functions"/>Database Functions</text:h>
      <table:table table:name="Tabela6" table:style-name="Tabela6">
        <table:table-column table:style-name="Tabela6.A"/>
        <table:table-row table:style-name="TableLine94742187480880">
          <table:table-cell table:style-name="Tabela6.A1" office:value-type="string">
            <text:p text:style-name="Table_20_Contents"><text:a xlink:type="simple" xlink:href="https://docs.cyberpanel.net/doku.php?id=cli-create-database" text:style-name="Internet_20_link" text:visited-style-name="Visited_20_Internet_20_Link">Create Database</text:a> </text:p>
            <text:p text:style-name="P1">cyberpanel createDatabase --databaseWebsit<text:span text:style-name="T3">e</text:span> cyberpanel.net --dbName cyberpanel --dbUsername cyberpanel --dbPassword cyberpanel</text:p>
          </table:table-cell>
        </table:table-row>
        <table:table-row table:style-name="TableLine94742187480880">
          <table:table-cell table:style-name="Tabela6.A1" office:value-type="string">
            <text:p text:style-name="Table_20_Contents"><text:a xlink:type="simple" xlink:href="https://docs.cyberpanel.net/doku.php?id=cli-delete-database" text:style-name="Internet_20_link" text:visited-style-name="Visited_20_Internet_20_Link">Delete Database</text:a> </text:p>
          </table:table-cell>
        </table:table-row>
        <table:table-row table:style-name="TableLine94742187480880">
          <table:table-cell table:style-name="Tabela6.A1" office:value-type="string">
            <text:p text:style-name="Table_20_Contents"><text:a xlink:type="simple" xlink:href="https://docs.cyberpanel.net/doku.php?id=cli-list-databases" text:style-name="Internet_20_link" text:visited-style-name="Visited_20_Internet_20_Link">List Databases</text:a> </text:p>
          </table:table-cell>
        </table:table-row>
      </table:table>
      <text:h text:style-name="Heading_20_2" text:outline-level="2"><text:bookmark text:name="email_functions"/>Email Functions</text:h>
      <table:table table:name="Tabela7" table:style-name="Tabela7">
        <table:table-column table:style-name="Tabela7.A"/>
        <table:table-row table:style-name="TableLine94742202159824">
          <table:table-cell table:style-name="Tabela7.A1" office:value-type="string">
            <text:p text:style-name="Table_20_Contents"><text:a xlink:type="simple" xlink:href="https://docs.cyberpanel.net/doku.php?id=cli-create-email" text:style-name="Internet_20_link" text:visited-style-name="Visited_20_Internet_20_Link">Create Email</text:a> </text:p>
          </table:table-cell>
        </table:table-row>
        <table:table-row table:style-name="TableLine94742202159824">
          <table:table-cell table:style-name="Tabela7.A1" office:value-type="string">
            <text:p text:style-name="Table_20_Contents"><text:a xlink:type="simple" xlink:href="https://docs.cyberpanel.net/doku.php?id=cli-delete-email" text:style-name="Internet_20_link" text:visited-style-name="Visited_20_Internet_20_Link">Delete Email</text:a> </text:p>
          </table:table-cell>
        </table:table-row>
        <table:table-row table:style-name="TableLine94742202159824">
          <table:table-cell table:style-name="Tabela7.A1" office:value-type="string">
            <text:p text:style-name="Table_20_Contents"><text:a xlink:type="simple" xlink:href="https://docs.cyberpanel.net/doku.php?id=cli-change-email-password" text:style-name="Internet_20_link" text:visited-style-name="Visited_20_Internet_20_Link">Change Email Password</text:a> </text:p>
          </table:table-cell>
        </table:table-row>
        <table:table-row table:style-name="TableLine94742202159824">
          <table:table-cell table:style-name="Tabela7.A1" office:value-type="string">
            <text:p text:style-name="Table_20_Contents"><text:a xlink:type="simple" xlink:href="https://docs.cyberpanel.net/doku.php?id=cli-list-emails" text:style-name="Internet_20_link" text:visited-style-name="Visited_20_Internet_20_Link">List Emails</text:a> </text:p>
          </table:table-cell>
        </table:table-row>
      </table:table>
      <text:h text:style-name="Heading_20_2" text:outline-level="2"><text:bookmark text:name="ftp_functions"/>FTP Functions</text:h>
      <table:table table:name="Tabela8" table:style-name="Tabela8">
        <table:table-column table:style-name="Tabela8.A"/>
        <table:table-row table:style-name="TableLine94742192622912">
          <table:table-cell table:style-name="Tabela8.A1" office:value-type="string">
            <text:p text:style-name="Table_20_Contents"><text:a xlink:type="simple" xlink:href="https://docs.cyberpanel.net/doku.php?id=cli-create-ftp-account" text:style-name="Internet_20_link" text:visited-style-name="Visited_20_Internet_20_Link">Create FTP Account</text:a> </text:p>
          </table:table-cell>
        </table:table-row>
        <table:table-row table:style-name="TableLine94742192622912">
          <table:table-cell table:style-name="Tabela8.A1" office:value-type="string">
            <text:p text:style-name="Table_20_Contents"><text:a xlink:type="simple" xlink:href="https://docs.cyberpanel.net/doku.php?id=cli-delete-ftp-account" text:style-name="Internet_20_link" text:visited-style-name="Visited_20_Internet_20_Link">Delete FTP Account</text:a> </text:p>
          </table:table-cell>
        </table:table-row>
        <table:table-row table:style-name="TableLine94742192622912">
          <table:table-cell table:style-name="Tabela8.A1" office:value-type="string">
            <text:p text:style-name="Table_20_Contents"><text:a xlink:type="simple" xlink:href="https://docs.cyberpanel.net/doku.php?id=cli-change-ftp-password" text:style-name="Internet_20_link" text:visited-style-name="Visited_20_Internet_20_Link">Change FTP Password</text:a> </text:p>
          </table:table-cell>
        </table:table-row>
        <table:table-row table:style-name="TableLine94742192622912">
          <table:table-cell table:style-name="Tabela8.A1" office:value-type="string">
            <text:p text:style-name="Table_20_Contents"><text:a xlink:type="simple" xlink:href="https://docs.cyberpanel.net/doku.php?id=cli-list-ftp-accounts" text:style-name="Internet_20_link" text:visited-style-name="Visited_20_Internet_20_Link">List FTP Accounts</text:a> </text:p>
          </table:table-cell>
        </table:table-row>
      </table:table>
      <text:h text:style-name="Heading_20_2" text:outline-level="2"><text:bookmark text:name="ssl_functions"/>SSL Functions</text:h>
      <table:table table:name="Tabela9" table:style-name="Tabela9">
        <table:table-column table:style-name="Tabela9.A"/>
        <table:table-row table:style-name="TableLine94742202168832">
          <table:table-cell table:style-name="Tabela9.A1" office:value-type="string">
            <text:p text:style-name="Table_20_Contents"><text:a xlink:type="simple" xlink:href="https://docs.cyberpanel.net/doku.php?id=cli-issue-ssl" text:style-name="Internet_20_link" text:visited-style-name="Visited_20_Internet_20_Link">Issue SSL</text:a> </text:p>
          </table:table-cell>
        </table:table-row>
        <table:table-row table:style-name="TableLine94742202168832">
          <table:table-cell table:style-name="Tabela9.A1" office:value-type="string">
            <text:p text:style-name="Table_20_Contents"><text:a xlink:type="simple" xlink:href="https://docs.cyberpanel.net/doku.php?id=cli-hostname-ssl" text:style-name="Internet_20_link" text:visited-style-name="Visited_20_Internet_20_Link">Hostname SSL</text:a> </text:p>
            <text:p text:style-name="P1">cyberpanel hostNameSSL --domainName cyberpanel.net</text:p>
          </table:table-cell>
        </table:table-row>
        <table:table-row table:style-name="TableLine94742202168832">
          <table:table-cell table:style-name="Tabela9.A1" office:value-type="string">
            <text:p text:style-name="Table_20_Contents"><text:a xlink:type="simple" xlink:href="https://docs.cyberpanel.net/doku.php?id=cli-mailserver-ssl" text:style-name="Internet_20_link" text:visited-style-name="Visited_20_Internet_20_Link">Mail Server SS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7:37:13.377066761</meta:creation-date>
    <dc:date>2021-05-25T17:42:37.809692313</dc:date>
    <meta:editing-duration>PT5M23S</meta:editing-duration>
    <meta:editing-cycles>6</meta:editing-cycles>
    <meta:generator>LibreOffice/6.4.7.2$Linux_X86_64 LibreOffice_project/40$Build-2</meta:generator>
    <meta:document-statistic meta:table-count="9" meta:image-count="0" meta:object-count="0" meta:page-count="5" meta:paragraph-count="129" meta:word-count="645" meta:character-count="5269" meta:non-whitespace-character-count="3947"/>
  </office:meta>
</office:document-meta>
</file>